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stinationResolutionException.DestinationResolution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inationResolutionException.DestinationResolutionException(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